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24-02-05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23-02-07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22-01-31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21-02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20-01-14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9-09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9-05-06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9-01-24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8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8-05-22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8-01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7-09-12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7-04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7-01-19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6-09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6-05-0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6-01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5-09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072</text:p>
          </table:table-cell>
          <table:table-cell office:value-type="string" calcext:value-type="string">
            <text:p>2015-01-13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